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paragraph-rsid="000f1a63" style:font-size-asian="10.5pt" style:font-size-complex="10.5p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0d299" officeooo:paragraph-rsid="0010d299" style:font-size-asian="10.5pt" style:font-size-complex="10.5p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0d299" officeooo:paragraph-rsid="00131707" style:font-size-asian="10.5pt" style:font-size-complex="10.5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0d299" officeooo:paragraph-rsid="001478f7" style:font-size-asian="10.5pt" style:font-size-complex="10.5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0d299" officeooo:paragraph-rsid="0015953c" style:font-size-asian="10.5pt" style:font-size-complex="10.5p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0d299" officeooo:paragraph-rsid="001779f8" style:font-size-asian="10.5pt" style:font-size-complex="10.5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0d299" officeooo:paragraph-rsid="001927c8" style:font-size-asian="10.5pt" style:font-size-complex="10.5pt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927c8" officeooo:paragraph-rsid="001927c8" style:font-size-asian="10.5pt" style:font-size-complex="10.5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927c8" officeooo:paragraph-rsid="001c2818" style:font-size-asian="10.5pt" style:font-size-complex="10.5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927c8" officeooo:paragraph-rsid="001d59ef" style:font-size-asian="10.5pt" style:font-size-complex="10.5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927c8" officeooo:paragraph-rsid="001f2542" style:font-size-asian="10.5pt" style:font-size-complex="10.5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927c8" officeooo:paragraph-rsid="0020654a" style:font-size-asian="10.5pt" style:font-size-complex="10.5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927c8" officeooo:paragraph-rsid="0020f755" style:font-size-asian="10.5pt" style:font-size-complex="10.5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927c8" officeooo:paragraph-rsid="0024238f" style:font-size-asian="10.5pt" style:font-size-complex="10.5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927c8" officeooo:paragraph-rsid="0022bb09" style:font-size-asian="10.5pt" style:font-size-complex="10.5pt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927c8" officeooo:paragraph-rsid="0025f1a9" style:font-size-asian="10.5pt" style:font-size-complex="10.5pt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927c8" officeooo:paragraph-rsid="002c0709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927c8" officeooo:paragraph-rsid="002d2a02" style:font-size-asian="10.5pt" style:font-size-complex="10.5pt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927c8" officeooo:paragraph-rsid="00305ec4" style:font-size-asian="10.5pt" style:font-size-complex="10.5pt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927c8" officeooo:paragraph-rsid="0030bdfe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1f2542" officeooo:paragraph-rsid="001f2542" style:font-size-asian="10.5pt" style:font-size-complex="10.5pt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24238f" officeooo:paragraph-rsid="0024238f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2d2a02" officeooo:paragraph-rsid="002d2a02" style:font-size-asian="10.5pt" style:font-size-complex="10.5pt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31afc1" officeooo:paragraph-rsid="001927c8" style:font-size-asian="10.5pt" style:font-size-complex="10.5pt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31afc1" officeooo:paragraph-rsid="0031afc1" style:font-size-asian="10.5pt" style:font-size-complex="10.5pt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Monaco" fo:font-size="10.5pt" officeooo:rsid="0031afc1" officeooo:paragraph-rsid="0031ca98" style:font-size-asian="10.5pt" style:font-size-complex="10.5pt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Monaco" fo:font-size="10.5pt" officeooo:paragraph-rsid="000f1a63" style:font-size-asian="10.5pt" style:font-size-complex="10.5pt"/>
    </style:style>
    <style:style style:name="T1" style:family="text">
      <style:text-properties style:font-name="Monaco" fo:font-size="10.5pt" officeooo:rsid="001927c8" style:font-size-asian="9.14999961853027pt" style:font-size-complex="10.5pt"/>
    </style:style>
    <style:style style:name="T2" style:family="text">
      <style:text-properties officeooo:rsid="00114225"/>
    </style:style>
    <style:style style:name="T3" style:family="text">
      <style:text-properties officeooo:rsid="001478f7"/>
    </style:style>
    <style:style style:name="T4" style:family="text">
      <style:text-properties officeooo:rsid="0015953c"/>
    </style:style>
    <style:style style:name="T5" style:family="text">
      <style:text-properties officeooo:rsid="001779f8"/>
    </style:style>
    <style:style style:name="T6" style:family="text">
      <style:text-properties officeooo:rsid="001927c8"/>
    </style:style>
    <style:style style:name="T7" style:family="text">
      <style:text-properties officeooo:rsid="001c2818"/>
    </style:style>
    <style:style style:name="T8" style:family="text">
      <style:text-properties officeooo:rsid="001d59ef"/>
    </style:style>
    <style:style style:name="T9" style:family="text">
      <style:text-properties officeooo:rsid="001f2542"/>
    </style:style>
    <style:style style:name="T10" style:family="text">
      <style:text-properties officeooo:rsid="0020654a"/>
    </style:style>
    <style:style style:name="T11" style:family="text">
      <style:text-properties officeooo:rsid="0020f755"/>
    </style:style>
    <style:style style:name="T12" style:family="text">
      <style:text-properties officeooo:rsid="0022bb09"/>
    </style:style>
    <style:style style:name="T13" style:family="text">
      <style:text-properties officeooo:rsid="0025f1a9"/>
    </style:style>
    <style:style style:name="T14" style:family="text">
      <style:text-properties officeooo:rsid="002c0709"/>
    </style:style>
    <style:style style:name="T15" style:family="text">
      <style:text-properties officeooo:rsid="002d2a02"/>
    </style:style>
    <style:style style:name="T16" style:family="text">
      <style:text-properties officeooo:rsid="00305ec4"/>
    </style:style>
    <style:style style:name="T17" style:family="text">
      <style:text-properties officeooo:rsid="0030bdfe"/>
    </style:style>
    <style:style style:name="T18" style:family="text">
      <style:text-properties officeooo:rsid="0031ca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"/>
      <text:p text:style-name="P2">class Test{</text:p>
      <text:p text:style-name="P2"><text:tab/>public static void main(String[] args){</text:p>
      <text:p text:style-name="P2"><text:tab/><text:tab/><text:span text:style-name="T2">System.out.println(" Hello World !! ");</text:span><text:tab/><text:tab/></text:p>
      <text:p text:style-name="P2"><text:tab/>}</text:p>
      <text:p text:style-name="P2">}</text:p>
      <text:p text:style-name="P2"/>
      <text:p text:style-name="P3">class Solution {</text:p>
      <text:p text:style-name="P3"><text:tab/>public int countVowelStrings(int n) {</text:p>
      <text:p text:style-name="P3"><text:tab/><text:tab/><text:span text:style-name="T3">int a = 1, e = 1 , i = 1, o = 1, u = 1;</text:span></text:p>
      <text:p text:style-name="P4"><text:tab/><text:tab/><text:span text:style-name="T3">while( n &gt; 0){</text:span></text:p>
      <text:p text:style-name="P4"><text:span text:style-name="T3"><text:tab/><text:tab/><text:tab/>a = ( a + e + i + o + u);</text:span></text:p>
      <text:p text:style-name="P4"><text:tab/><text:tab/><text:tab/><text:span text:style-name="T3">e = ( e + i + o + u);</text:span></text:p>
      <text:p text:style-name="P4"><text:tab/><text:tab/><text:tab/><text:span text:style-name="T3">i = ( i + o + u);</text:span></text:p>
      <text:p text:style-name="P4"><text:tab/><text:tab/><text:tab/><text:span text:style-name="T3">o = ( o + u );</text:span></text:p>
      <text:p text:style-name="P4"><text:tab/><text:tab/><text:tab/><text:span text:style-name="T3">u = ( u );</text:span></text:p>
      <text:p text:style-name="P4"><text:tab/><text:tab/><text:tab/><text:span text:style-name="T3">n--;</text:span></text:p>
      <text:p text:style-name="P4"><text:span text:style-name="T3"><text:tab/><text:tab/>}</text:span></text:p>
      <text:p text:style-name="P4"><text:tab/><text:tab/><text:span text:style-name="T3">return a + e + i + o + u;</text:span></text:p>
      <text:p text:style-name="P2"><text:s text:c="4"/><text:tab/>}</text:p>
      <text:p text:style-name="P2">}</text:p>
      <text:p text:style-name="P2"/>
      <text:p text:style-name="P2">class Solution {</text:p>
      <text:p text:style-name="P5"><text:s text:c="4"/>public int countSquares(int[][] matrix) <text:span text:style-name="T4">{</text:span></text:p>
      <text:p text:style-name="P6"><text:tab/><text:span text:style-name="T5">int result = 0;</text:span><text:tab/></text:p>
      <text:p text:style-name="P6"><text:span text:style-name="T4"><text:tab/>for(int i = 0; i &lt; matrix.length; i++){</text:span></text:p>
      <text:p text:style-name="P5"><text:span text:style-name="T4"><text:tab/><text:tab/>for(int j = 0; j &lt; matrix.length; j++){</text:span></text:p>
      <text:p text:style-name="P5"><text:tab/><text:tab/><text:tab/><text:span text:style-name="T4">if(i == 0 || j ==0 ){</text:span></text:p>
      <text:p text:style-name="P5"><text:tab/><text:tab/><text:tab/><text:tab/><text:span text:style-name="T5">if(matrix[i][j] == 1)</text:span></text:p>
      <text:p text:style-name="P5"><text:span text:style-name="T4"><text:tab/><text:tab/><text:tab/><text:tab/><text:tab/>result++;</text:span></text:p>
      <text:p text:style-name="P5"><text:tab/><text:tab/><text:tab/><text:tab/><text:span text:style-name="T4">continue;</text:span></text:p>
      <text:p text:style-name="P5"><text:span text:style-name="T4"><text:tab/><text:tab/><text:tab/>}</text:span></text:p>
      <text:p text:style-name="P6"><text:tab/><text:tab/><text:tab/><text:span text:style-name="T4">if(</text:span><text:span text:style-name="T5">matrix[i][j] != 0 &amp;&amp; matrix[i – 1][j] != 0 &amp;&amp; matrix[i][j – 1] != 0 &amp;&amp; matrix[i – 1][j – 1] != 0</text:span><text:span text:style-name="T4">)</text:span><text:span text:style-name="T5">{</text:span></text:p>
      <text:p text:style-name="P6"><text:span text:style-name="T5"><text:tab/><text:tab/><text:tab/><text:tab/>matrix[i][j] += Math.min(matrix[i – 1][j - 1], Math.min(matrix[i – 1][j], matrix[i][j – 1]))</text:span></text:p>
      <text:p text:style-name="P6"><text:tab/><text:tab/><text:tab/><text:tab/><text:span text:style-name="T5">result += matrix[i][j];</text:span></text:p>
      <text:p text:style-name="P6"><text:span text:style-name="T5"><text:tab/><text:tab/><text:tab/>}</text:span></text:p>
      <text:p text:style-name="P6"><text:tab/><text:tab/><text:tab/><text:span text:style-name="T5">else{</text:span></text:p>
      <text:p text:style-name="P6"><text:soft-page-break/><text:span text:style-name="T5"><text:tab/><text:tab/><text:tab/><text:tab/>result++;<text:tab/><text:tab/><text:tab/></text:span></text:p>
      <text:p text:style-name="P6"><text:span text:style-name="T5"><text:tab/><text:tab/><text:tab/>}</text:span></text:p>
      <text:p text:style-name="P5"><text:span text:style-name="T4"><text:tab/><text:tab/>}</text:span></text:p>
      <text:p text:style-name="P6"><text:span text:style-name="T4"><text:tab/>}</text:span></text:p>
      <text:p text:style-name="P6"><text:tab/><text:span text:style-name="T5">return result;</text:span> <text:s text:c="2"/></text:p>
      <text:p text:style-name="P2"><text:s text:c="4"/>}</text:p>
      <text:p text:style-name="P2">}</text:p>
      <text:p text:style-name="P2"/>
      <text:p text:style-name="P2"/>
      <text:p text:style-name="P7">class Solution {</text:p>
      <text:p text:style-name="P7"><text:tab/>public int countSquares(int[][] matrix) <text:span text:style-name="T4">{</text:span></text:p>
      <text:p text:style-name="P7"><text:tab/><text:tab/><text:span text:style-name="T5">int result = 0;</text:span><text:tab/></text:p>
      <text:p text:style-name="P7"><text:span text:style-name="T4"><text:tab/><text:tab/></text:span><text:span text:style-name="T6">int[][] dp = new int[matrix.length][matrix[0].length];</text:span><text:span text:style-name="T4"><text:tab/></text:span></text:p>
      <text:p text:style-name="P7"><text:span text:style-name="T4"><text:tab/><text:tab/>for(int i = 0; i &lt; matrix.length; i++){</text:span></text:p>
      <text:p text:style-name="P7"><text:span text:style-name="T4"><text:tab/><text:tab/><text:tab/>for(int j = 0; j &lt; matrix</text:span><text:span text:style-name="T6">[0]</text:span><text:span text:style-name="T4">.length; j++){</text:span></text:p>
      <text:p text:style-name="P7"><text:tab/><text:tab/><text:tab/><text:tab/><text:span text:style-name="T6">result += getMin(dp, matrix, i, j);</text:span></text:p>
      <text:p text:style-name="P7"><text:span text:style-name="T4"><text:tab/><text:tab/><text:tab/>}</text:span></text:p>
      <text:p text:style-name="P8"><text:tab/><text:tab/>}</text:p>
      <text:p text:style-name="P8"><text:tab/><text:tab/>return result;</text:p>
      <text:p text:style-name="P8"><text:tab/>}</text:p>
      <text:p text:style-name="P8"><text:tab/>int getMin(int[][] dp, int[][] matrix, int row, int col){</text:p>
      <text:p text:style-name="P8"><text:tab/><text:tab/>if( row &gt;= matrix.length || col &gt; matrix[0].length || matri[row][col] == 0)</text:p>
      <text:p text:style-name="P8"><text:tab/><text:tab/><text:tab/>return 0;</text:p>
      <text:p text:style-name="P9"><text:tab/><text:tab/></text:p>
      <text:p text:style-name="P9"><text:span text:style-name="T7"><text:tab/><text:tab/>if(</text:span>dp[row][col] !<text:span text:style-name="T7">= 0)</text:span> </text:p>
      <text:p text:style-name="P9"><text:tab/><text:tab/><text:tab/><text:span text:style-name="T7">return dp</text:span>[row][col];</text:p>
      <text:p text:style-name="P9"><text:tab/><text:tab/></text:p>
      <text:p text:style-name="P10"><text:span text:style-name="T7"><text:tab/><text:tab/>dp[row][col] = Math.min(getMin(dp, matrix, row + 1, col), Math.min( getMin(dp, matrix, row, col + 1), getMin(dp, matrix, row + 1, col + 1)) </text:span><text:span text:style-name="T8">+ 1;</text:span></text:p>
      <text:p text:style-name="P10"><text:span text:style-name="T7"><text:tab/><text:tab/></text:span><text:span text:style-name="T8">return dp[row][col];</text:span><text:span text:style-name="T7"> </text:span></text:p>
      <text:p text:style-name="P8"><text:tab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1">class Solution {</text:p>
      <text:p text:style-name="P11"><text:tab/>public int numSplits(String s) {</text:p>
      <text:p text:style-name="P11"><text:tab/><text:tab/><text:span text:style-name="T9">for( int i = 1 ; i &lt; s.length() - 1; i++ ){</text:span></text:p>
      <text:p text:style-name="P21"><text:tab/><text:tab/><text:tab/>String first = s.substring(0, i);</text:p>
      <text:p text:style-name="P21"><text:tab/><text:tab/><text:tab/>String second = s.substring(i+1, s.length());</text:p>
      <text:p text:style-name="P21"><text:tab/><text:tab/><text:tab/>result += getDiff(first, second);</text:p>
      <text:p text:style-name="P21"><text:tab/><text:tab/>}</text:p>
      <text:p text:style-name="P21"><text:tab/><text:tab/>return result;</text:p>
      <text:p text:style-name="P11"><text:tab/>}</text:p>
      <text:p text:style-name="P11"><text:tab/><text:span text:style-name="T9">int getDiff(String first, String second){</text:span></text:p>
      <text:p text:style-name="P12"><text:tab/><text:tab/><text:span text:style-name="T9">Set&lt;Character&gt; set = new HashSet&lt;&gt;();</text:span></text:p>
      <text:p text:style-name="P12"><text:tab/><text:tab/><text:span text:style-name="T9">for(char c : first.toCharArray()){</text:span></text:p>
      <text:p text:style-name="P12"><text:tab/><text:tab/><text:tab/><text:span text:style-name="T9">set.add(c);</text:span></text:p>
      <text:p text:style-name="P12"><text:span text:style-name="T9"><text:tab/><text:tab/>}</text:span></text:p>
      <text:p text:style-name="P12"><text:tab/><text:tab/></text:p>
      <text:p text:style-name="P12"><text:span text:style-name="T9"><text:tab/><text:tab/>Set&lt;Character&gt; set</text:span><text:span text:style-name="T10">2</text:span><text:span text:style-name="T9"> = new HashSet&lt;&gt;();</text:span></text:p>
      <text:p text:style-name="P12"><text:tab/><text:tab/><text:span text:style-name="T9">for(char c : </text:span><text:span text:style-name="T10">second</text:span><text:span text:style-name="T9">.toCharArray()){</text:span></text:p>
      <text:p text:style-name="P12"><text:tab/><text:tab/><text:tab/><text:span text:style-name="T9">set</text:span><text:span text:style-name="T10">2</text:span><text:span text:style-name="T9">.add(c);</text:span></text:p>
      <text:p text:style-name="P12"><text:span text:style-name="T9"><text:tab/><text:tab/>}</text:span></text:p>
      <text:p text:style-name="P12"><text:tab/><text:tab/><text:span text:style-name="T10">int res = 0;</text:span></text:p>
      <text:p text:style-name="P12"><text:tab/><text:tab/><text:span text:style-name="T10">for(int e : set1){</text:span></text:p>
      <text:p text:style-name="P12"><text:span text:style-name="T10"><text:tab/><text:tab/><text:tab/>if(!set2.contains(e))</text:span></text:p>
      <text:p text:style-name="P12"><text:tab/><text:tab/><text:tab/><text:tab/><text:span text:style-name="T10">res++;</text:span></text:p>
      <text:p text:style-name="P12"><text:span text:style-name="T10"><text:tab/><text:tab/>}</text:span></text:p>
      <text:p text:style-name="P12"><text:tab/><text:tab/><text:span text:style-name="T10">int res1 = 0;</text:span></text:p>
      <text:p text:style-name="P12"><text:tab/><text:tab/><text:span text:style-name="T10">for(int e : set2){</text:span></text:p>
      <text:p text:style-name="P12"><text:span text:style-name="T10"><text:tab/><text:tab/><text:tab/>if(!set1.contains(e))</text:span></text:p>
      <text:p text:style-name="P12"><text:tab/><text:tab/><text:tab/><text:tab/><text:span text:style-name="T10">res1++;</text:span></text:p>
      <text:p text:style-name="P12"><text:span text:style-name="T10"><text:tab/><text:tab/>}</text:span></text:p>
      <text:p text:style-name="P12"><text:tab/><text:tab/><text:span text:style-name="T10">return res == res1 ? 1 : 0;</text:span></text:p>
      <text:p text:style-name="P12"><text:tab/><text:tab/></text:p>
      <text:p text:style-name="P11"><text:span text:style-name="T9"><text:tab/>}</text:span></text:p>
      <text:p text:style-name="P8">}</text:p>
      <text:p text:style-name="P8"/>
      <text:p text:style-name="P8"/>
      <text:p text:style-name="P8"><text:soft-page-break/></text:p>
      <text:p text:style-name="P8">class Solution {</text:p>
      <text:p text:style-name="P13"><text:s text:c="4"/>public int twoEggDrop(int n) {</text:p>
      <text:p text:style-name="P13"><text:tab/><text:tab/><text:span text:style-name="T11">int[] dp = new int[n + 1];</text:span><text:tab/><text:tab/></text:p>
      <text:p text:style-name="P13"><text:span text:style-name="T11"><text:tab/><text:tab/>int floor = 1;</text:span><text:tab/><text:tab/></text:p>
      <text:p text:style-name="P13"><text:tab/><text:tab/><text:span text:style-name="T11">for(int i <text:s/>= 1 ; i &lt;= n ; i++){</text:span></text:p>
      <text:p text:style-name="P13"><text:span text:style-name="T11"><text:tab/><text:tab/><text:tab/>for(int j = 1 ; j &lt;= i; j++){</text:span></text:p>
      <text:p text:style-name="P13"><text:span text:style-name="T11"><text:tab/><text:tab/><text:tab/><text:tab/>if(floor &gt; n){</text:span></text:p>
      <text:p text:style-name="P13"><text:span text:style-name="T11"><text:tab/><text:tab/><text:tab/><text:tab/><text:tab/>flag = true;</text:span></text:p>
      <text:p text:style-name="P13"><text:tab/><text:tab/><text:tab/><text:tab/><text:tab/><text:span text:style-name="T11">break;</text:span></text:p>
      <text:p text:style-name="P13"><text:span text:style-name="T11"><text:tab/><text:tab/><text:tab/><text:tab/>}</text:span></text:p>
      <text:p text:style-name="P13"><text:tab/><text:tab/><text:tab/><text:tab/><text:span text:style-name="T11">dp[floor] = i;</text:span></text:p>
      <text:p text:style-name="P13"><text:tab/><text:tab/><text:tab/><text:tab/><text:span text:style-name="T11">floor++;</text:span></text:p>
      <text:p text:style-name="P13"><text:span text:style-name="T11"><text:tab/><text:tab/><text:tab/>}</text:span></text:p>
      <text:p text:style-name="P13"><text:tab/><text:tab/><text:tab/><text:span text:style-name="T11">if(flag)</text:span></text:p>
      <text:p text:style-name="P13"><text:tab/><text:tab/><text:tab/><text:tab/><text:span text:style-name="T11">break;</text:span></text:p>
      <text:p text:style-name="P13"><text:span text:style-name="T11"><text:tab/><text:tab/>}</text:span></text:p>
      <text:p text:style-name="P13"><text:tab/><text:tab/><text:span text:style-name="T11">return dp[floor];</text:span></text:p>
      <text:p text:style-name="P8"><text:s text:c="4"/>}</text:p>
      <text:p text:style-name="P8">}</text:p>
      <text:p text:style-name="P8"/>
      <text:p text:style-name="P22">Brute force:</text:p>
      <text:p text:style-name="P14">class Solution {</text:p>
      <text:p text:style-name="P14"><text:tab/>public int numTeams(int[] rating) {</text:p>
      <text:p text:style-name="P22"><text:tab/><text:tab/>int result = 0;</text:p>
      <text:p text:style-name="P22"><text:tab/><text:tab/>for( int i = 0; i &lt; rating.length ; i++){</text:p>
      <text:p text:style-name="P22"><text:tab/><text:tab/><text:tab/>for(int j = i + 1 ; j &lt; rating.length; j++){</text:p>
      <text:p text:style-name="P22"><text:tab/><text:tab/><text:tab/><text:tab/>for( int k = j + 1 ; k &lt; rating.length; k++){</text:p>
      <text:p text:style-name="P22"><text:tab/><text:tab/><text:tab/><text:tab/><text:tab/>if(rating[i] &gt; rating[j] &amp;&amp; rating[j] &gt; rating[k] || rating[i] &lt; rating[j] &amp;&amp; rating[j] &lt; rating[k])</text:p>
      <text:p text:style-name="P22"><text:tab/><text:tab/><text:tab/><text:tab/><text:tab/><text:tab/>result++;</text:p>
      <text:p text:style-name="P22"><text:tab/><text:tab/><text:tab/><text:tab/>}</text:p>
      <text:p text:style-name="P22"><text:tab/><text:tab/><text:tab/>}</text:p>
      <text:p text:style-name="P22"><text:tab/><text:tab/>}</text:p>
      <text:p text:style-name="P22"><text:tab/><text:tab/>return result;</text:p>
      <text:p text:style-name="P22"><text:tab/>}</text:p>
      <text:p text:style-name="P22">}</text:p>
      <text:p text:style-name="P22"/>
      <text:p text:style-name="P22"/>
      <text:p text:style-name="P22"><text:soft-page-break/></text:p>
      <text:p text:style-name="P22">Above brute force throws TLE on leetcode.</text:p>
      <text:p text:style-name="P8"/>
      <text:p text:style-name="P8">class Solution {</text:p>
      <text:p text:style-name="P15"><text:s text:c="4"/>public int numTeams(int[] rating) {</text:p>
      <text:p text:style-name="P15"><text:tab/><text:tab/><text:span text:style-name="T12">int[] dp = new int[rating.length];</text:span></text:p>
      <text:p text:style-name="P15"><text:tab/><text:tab/><text:span text:style-name="T12">int count = 0;</text:span></text:p>
      <text:p text:style-name="P15"><text:span text:style-name="T12"><text:tab/><text:tab/>for( int i = 0 ; i &lt; rating.length; i++){</text:span></text:p>
      <text:p text:style-name="P15"><text:span text:style-name="T12"><text:tab/><text:tab/><text:tab/>for( int j = i; j &gt;= 0; j--){</text:span></text:p>
      <text:p text:style-name="P15"><text:span text:style-name="T12"><text:tab/><text:tab/><text:tab/><text:tab/>if(rating[i] &gt; rating[j]){</text:span></text:p>
      <text:p text:style-name="P15"><text:tab/><text:tab/><text:tab/><text:tab/><text:tab/><text:span text:style-name="T12">dp[i] += 1;</text:span></text:p>
      <text:p text:style-name="P15"><text:tab/><text:tab/><text:tab/><text:tab/><text:tab/><text:span text:style-name="T12">count += dp[j];</text:span></text:p>
      <text:p text:style-name="P15"><text:span text:style-name="T12"><text:tab/><text:tab/><text:tab/><text:tab/>}</text:span></text:p>
      <text:p text:style-name="P15"><text:span text:style-name="T12"><text:tab/><text:tab/><text:tab/>}<text:tab/></text:span></text:p>
      <text:p text:style-name="P15"><text:span text:style-name="T12"><text:tab/><text:tab/>}</text:span></text:p>
      <text:p text:style-name="P15"><text:tab/><text:tab/><text:span text:style-name="T12">dp = new int[rating.length];</text:span></text:p>
      <text:p text:style-name="P15"><text:tab/><text:tab/><text:span text:style-name="T12">for( int i = 0 ; i &lt; rating.length; i++){</text:span></text:p>
      <text:p text:style-name="P15"><text:span text:style-name="T12"><text:tab/><text:tab/><text:tab/>for( int j = i; j &gt;= 0; j--){</text:span></text:p>
      <text:p text:style-name="P15"><text:span text:style-name="T12"><text:tab/><text:tab/><text:tab/><text:tab/>if(rating[i] &lt; rating[j]){</text:span></text:p>
      <text:p text:style-name="P15"><text:tab/><text:tab/><text:tab/><text:tab/><text:tab/><text:span text:style-name="T12">dp[i] += 1;</text:span></text:p>
      <text:p text:style-name="P15"><text:tab/><text:tab/><text:tab/><text:tab/><text:tab/><text:span text:style-name="T12">count += dp[j];</text:span></text:p>
      <text:p text:style-name="P15"><text:span text:style-name="T12"><text:tab/><text:tab/><text:tab/><text:tab/>}</text:span></text:p>
      <text:p text:style-name="P15"><text:span text:style-name="T12"><text:tab/><text:tab/><text:tab/>}<text:tab/></text:span></text:p>
      <text:p text:style-name="P15"><text:span text:style-name="T12"><text:tab/><text:tab/>}</text:span></text:p>
      <text:p text:style-name="P15"><text:tab/><text:tab/><text:span text:style-name="T12">return count;</text:span> <text:s text:c="6"/></text:p>
      <text:p text:style-name="P8"><text:s text:c="4"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class Solution {</text:p>
      <text:p text:style-name="P8"><text:s text:c="4"/>public boolean stoneGame(int[] piles) {</text:p>
      <text:p text:style-name="P8"><text:tab/><text:tab/><text:span text:style-name="T13">int n = piles.length;</text:span></text:p>
      <text:p text:style-name="P8"><text:tab/><text:tab/><text:span text:style-name="T13">int[][] dp = new int[n][n];</text:span></text:p>
      <text:p text:style-name="P16"><text:tab/><text:tab/><text:span text:style-name="T13">for( int i = 1 ; i &lt; n; i++){</text:span></text:p>
      <text:p text:style-name="P16"><text:tab/><text:tab/><text:tab/><text:span text:style-name="T13">for(int j = 0; j &lt; n – i; j++){</text:span></text:p>
      <text:p text:style-name="P16"><text:tab/><text:tab/><text:tab/><text:tab/><text:span text:style-name="T13">int k = i + j;</text:span></text:p>
      <text:p text:style-name="P16"><text:tab/><text:tab/><text:tab/><text:tab/><text:span text:style-name="T13">dp[j][k]= Math.max(piles[j] – dp[j + 1][k], piles[k] – dp[j][k – 1]);</text:span></text:p>
      <text:p text:style-name="P16"><text:span text:style-name="T13"><text:tab/><text:tab/><text:tab/>}</text:span></text:p>
      <text:p text:style-name="P16"><text:span text:style-name="T13"><text:tab/><text:tab/>}</text:span></text:p>
      <text:p text:style-name="P16"><text:tab/><text:tab/><text:span text:style-name="T13">return dp[0][n – 1] == 0 ? true : false;</text:span></text:p>
      <text:p text:style-name="P8"><text:s text:c="4"/>}</text:p>
      <text:p text:style-name="P8">}</text:p>
      <text:p text:style-name="P8"/>
      <text:p text:style-name="P8"/>
      <text:p text:style-name="P8">class Solution {</text:p>
      <text:p text:style-name="P17"><text:s text:c="4"/>public boolean stoneGame(int[] piles) {</text:p>
      <text:p text:style-name="P17"><text:tab/><text:tab/><text:span text:style-name="T14">int n = piles.length;</text:span></text:p>
      <text:p text:style-name="P17"><text:tab/><text:tab/><text:span text:style-name="T14">int[][] dp = new int[n][n];</text:span></text:p>
      <text:p text:style-name="P17"><text:tab/><text:tab/><text:span text:style-name="T14">for(int i = 1; i &lt; n ; i++){</text:span></text:p>
      <text:p text:style-name="P17"><text:span text:style-name="T14"><text:tab/><text:tab/><text:tab/>for(int j = 0; j &lt; n - i ; j++){</text:span></text:p>
      <text:p text:style-name="P17"><text:tab/><text:tab/><text:tab/><text:tab/><text:span text:style-name="T14">dp[i][j] = Math.max(piles[j] – dp[j + 1][k], piles[k] – dp[j][k - 1] <text:s/>); </text:span></text:p>
      <text:p text:style-name="P17"><text:span text:style-name="T14"><text:tab/><text:tab/><text:tab/>}</text:span></text:p>
      <text:p text:style-name="P17"><text:span text:style-name="T14"><text:tab/><text:tab/>}</text:span></text:p>
      <text:p text:style-name="P17"><text:tab/><text:tab/><text:span text:style-name="T14">return dp[0][n – 1];</text:span> <text:s text:c="7"/></text:p>
      <text:p text:style-name="P8"><text:s text:c="4"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class Solution {</text:p>
      <text:p text:style-name="P8"><text:s text:c="4"/>public int minFallingPathSum(int[][] matrix) {</text:p>
      <text:p text:style-name="P18"><text:s text:c="3"/><text:tab/><text:tab/><text:span text:style-name="T15">if( matrix == null )</text:span></text:p>
      <text:p text:style-name="P23"><text:tab/><text:tab/><text:tab/>return 0;</text:p>
      <text:p text:style-name="P23"><text:tab/><text:tab/>for( int i = 1; i &lt; matrix.length; i++){</text:p>
      <text:p text:style-name="P23"><text:tab/><text:tab/><text:tab/>for(int j = 0; j &lt; matrix[i].length; j++){</text:p>
      <text:p text:style-name="P23"><text:tab/><text:tab/><text:tab/><text:tab/>if(j == 0){</text:p>
      <text:p text:style-name="P23"><text:tab/><text:tab/><text:tab/><text:tab/><text:tab/>matrix[i][j] = Math.min(matrix[i][j] + matrix[i – 1][j], matrix[i][j] + matrix[i – 1][j + 1]);</text:p>
      <text:p text:style-name="P23"><text:tab/><text:tab/><text:tab/><text:tab/>}</text:p>
      <text:p text:style-name="P23"><text:tab/><text:tab/><text:tab/><text:tab/>else if(j == matrix[i].length - 1 ){</text:p>
      <text:p text:style-name="P23"><text:tab/><text:tab/><text:tab/><text:tab/><text:tab/>matrix[i][j] = Math.min(matrix[i][j] + matrix[i – 1][j], matrix[i][j] + matrix[i – 1][j - 1]);<text:tab/></text:p>
      <text:p text:style-name="P23"><text:tab/><text:tab/><text:tab/><text:tab/>}</text:p>
      <text:p text:style-name="P23"><text:tab/><text:tab/><text:tab/><text:tab/>else{</text:p>
      <text:p text:style-name="P23"><text:tab/><text:tab/><text:tab/><text:tab/><text:tab/>matrix[i][j] = Math.min(matrix[i][j] + matrix[i – 1][j], Math.min(matrix[i][j] + matrix[i – 1][j – 1], matrix[i][j] + matrix[i – 1][j + 1]));</text:p>
      <text:p text:style-name="P23"><text:tab/><text:tab/><text:tab/><text:tab/>}</text:p>
      <text:p text:style-name="P23"><text:tab/><text:tab/><text:tab/>}</text:p>
      <text:p text:style-name="P23"><text:tab/><text:tab/>}</text:p>
      <text:p text:style-name="P23"><text:tab/><text:tab/>int result = Integer.MAX_VALUE;</text:p>
      <text:p text:style-name="P23"><text:tab/><text:tab/>for(int val : matrix[matrix.length – 1])</text:p>
      <text:p text:style-name="P23"><text:tab/><text:tab/><text:tab/>result = Math.min(result, val);</text:p>
      <text:p text:style-name="P23"><text:tab/><text:tab/>return result;</text:p>
      <text:p text:style-name="P18"><text:s text:c="3"/></text:p>
      <text:p text:style-name="P8"><text:s text:c="4"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/>
      <text:p text:style-name="P24"><text:soft-page-break/></text:p>
      <text:p text:style-name="P25">Bottom Up solution:</text:p>
      <text:p text:style-name="P8"/>
      <text:p text:style-name="P8">class Solution {</text:p>
      <text:p text:style-name="P8"><text:s text:c="4"/>public int countSubstrings(String s) {</text:p>
      <text:p text:style-name="P19"/>
      <text:p text:style-name="P19"><text:tab/><text:tab/><text:span text:style-name="T16">int result = 0;</text:span></text:p>
      <text:p text:style-name="P19"><text:tab/><text:tab/><text:span text:style-name="T16">if( s == null || s.isEmpty())</text:span></text:p>
      <text:p text:style-name="P19"><text:tab/><text:tab/><text:tab/><text:span text:style-name="T16">return 0;</text:span></text:p>
      <text:p text:style-name="P19"><text:tab/><text:tab/><text:span text:style-name="T16">boolean[][] dp = new boolean[s.length()][s.length()];</text:span></text:p>
      <text:p text:style-name="P19"><text:tab/><text:tab/><text:span text:style-name="T16">for(int i = 0; i &lt; s.length(); i++){</text:span></text:p>
      <text:p text:style-name="P19"><text:tab/><text:tab/><text:tab/><text:span text:style-name="T16">dp[i][i] = true;</text:span></text:p>
      <text:p text:style-name="P19"><text:tab/><text:tab/><text:tab/><text:span text:style-name="T16">result++;</text:span></text:p>
      <text:p text:style-name="P19"><text:span text:style-name="T16"><text:tab/><text:tab/>}</text:span> <text:s text:c="2"/></text:p>
      <text:p text:style-name="P19"><text:tab/><text:tab/><text:span text:style-name="T16">for(int i = 0; i &lt; s.length() - 1; i++){</text:span></text:p>
      <text:p text:style-name="P19"><text:tab/><text:tab/><text:tab/><text:span text:style-name="T16">if(s.charAt(i) == s.charAt(i + 1)){</text:span></text:p>
      <text:p text:style-name="P19"><text:tab/><text:tab/><text:tab/><text:tab/><text:span text:style-name="T16">dp[i][i + 1] = true;</text:span></text:p>
      <text:p text:style-name="P19"><text:span text:style-name="T16"><text:tab/><text:tab/><text:tab/><text:tab/>result++;</text:span></text:p>
      <text:p text:style-name="P19"><text:span text:style-name="T16"><text:tab/><text:tab/><text:tab/>}</text:span></text:p>
      <text:p text:style-name="P19"><text:span text:style-name="T16"><text:tab/><text:tab/>}</text:span></text:p>
      <text:p text:style-name="P19"><text:tab/><text:tab/><text:span text:style-name="T16">for(int i = 3; i &lt; </text:span><text:span text:style-name="T17">s.length()</text:span><text:span text:style-name="T16"> ; i++){</text:span></text:p>
      <text:p text:style-name="P19"><text:tab/><text:tab/><text:tab/><text:span text:style-name="T16">for(int j = 0 ; j &lt;</text:span><text:span text:style-name="T17">=</text:span><text:span text:style-name="T16"> </text:span><text:span text:style-name="T17">s.length()</text:span><text:span text:style-name="T16"> - i; j++){</text:span></text:p>
      <text:p text:style-name="P19"><text:tab/><text:tab/><text:tab/><text:tab/><text:span text:style-name="T16">int k = i + j – 1;</text:span></text:p>
      <text:p text:style-name="P20"><text:tab/><text:tab/><text:tab/><text:tab/><text:span text:style-name="T17">if(s.charAt(j) == s.charAt(k) &amp;&amp; dp[j + 1][k – 1]){</text:span></text:p>
      <text:p text:style-name="P20"><text:tab/><text:tab/><text:tab/><text:tab/><text:tab/><text:span text:style-name="T17">dp[j][k] = true;</text:span></text:p>
      <text:p text:style-name="P20"><text:span text:style-name="T17"><text:tab/><text:tab/><text:tab/><text:tab/><text:tab/>result++; </text:span></text:p>
      <text:p text:style-name="P20"><text:span text:style-name="T17"><text:tab/><text:tab/><text:tab/><text:tab/>}</text:span><text:tab/><text:tab/><text:tab/><text:tab/></text:p>
      <text:p text:style-name="P19"><text:span text:style-name="T16"><text:tab/><text:tab/><text:tab/>}</text:span></text:p>
      <text:p text:style-name="P19"><text:span text:style-name="T16"><text:tab/><text:tab/>}</text:span></text:p>
      <text:p text:style-name="P19"><text:tab/><text:tab/><text:span text:style-name="T17">return result;</text:span></text:p>
      <text:p text:style-name="P8"><text:s text:c="4"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5">Top down: </text:p>
      <text:p text:style-name="P25"/>
      <text:p text:style-name="P25">class Solution {</text:p>
      <text:p text:style-name="P25"><text:s text:c="4"/><text:tab/>public int countSubstrings(String s) {</text:p>
      <text:p text:style-name="P25"><text:tab/><text:tab/>int n = s.length();</text:p>
      <text:p text:style-name="P25"><text:tab/><text:tab/>if( n == 1 )</text:p>
      <text:p text:style-name="P25"><text:tab/><text:tab/><text:tab/>return 1;</text:p>
      <text:p text:style-name="P25"><text:tab/><text:tab/>boolean[][] dp = new boolean[n][n];</text:p>
      <text:p text:style-name="P26"><text:tab/><text:tab/><text:span text:style-name="T18">int result = 0;</text:span><text:tab/><text:tab/></text:p>
      <text:p text:style-name="P26"><text:tab/><text:tab/>for(int i = 0; i &lt; s.length(); i++){</text:p>
      <text:p text:style-name="P25"><text:tab/><text:tab/><text:tab/>for(int j = i ; j &lt; s.length(); j++){</text:p>
      <text:p text:style-name="P25"><text:tab/><text:tab/><text:tab/><text:tab/>if(dfs(s, dp, i, j)){<text:tab/></text:p>
      <text:p text:style-name="P25"><text:tab/><text:tab/><text:tab/><text:tab/><text:tab/>result++;</text:p>
      <text:p text:style-name="P25"><text:tab/><text:tab/><text:tab/><text:tab/>}</text:p>
      <text:p text:style-name="P25"><text:tab/><text:tab/><text:tab/>}</text:p>
      <text:p text:style-name="P25"><text:tab/><text:tab/>}</text:p>
      <text:p text:style-name="P25"><text:tab/><text:tab/><text:span text:style-name="T18">return result;</text:span></text:p>
      <text:p text:style-name="P25"><text:tab/>}</text:p>
      <text:p text:style-name="P25"><text:tab/>boolean dfs(String s, boolean[][] dp, int start, int end){</text:p>
      <text:p text:style-name="P25"><text:tab/><text:tab/>if(start == end)</text:p>
      <text:p text:style-name="P25"><text:tab/><text:tab/><text:tab/>return true;</text:p>
      <text:p text:style-name="P25"><text:tab/><text:tab/>if(dp[start][end] == false){</text:p>
      <text:p text:style-name="P25"><text:tab/><text:tab/><text:tab/><text:span text:style-name="T18">if(s.charAt(start) == s.charAt(end)){</text:span></text:p>
      <text:p text:style-name="P26"><text:tab/><text:tab/><text:tab/><text:tab/><text:span text:style-name="T18">if(end – start &lt;= 2){</text:span></text:p>
      <text:p text:style-name="P26"><text:span text:style-name="T18"><text:tab/><text:tab/><text:tab/><text:tab/><text:tab/>dp[start][end] = true; </text:span></text:p>
      <text:p text:style-name="P26"><text:span text:style-name="T18"><text:tab/><text:tab/><text:tab/><text:tab/>}</text:span></text:p>
      <text:p text:style-name="P26"><text:tab/><text:tab/><text:tab/><text:tab/><text:span text:style-name="T18">else</text:span></text:p>
      <text:p text:style-name="P26"><text:span text:style-name="T18"><text:tab/><text:tab/><text:tab/><text:tab/><text:tab/>dp[start][end] = dfs(s, dp, start + 1, end - 1);</text:span><text:tab/></text:p>
      <text:p text:style-name="P26"><text:span text:style-name="T18"><text:tab/><text:tab/><text:tab/>}</text:span></text:p>
      <text:p text:style-name="P25"><text:tab/><text:tab/>}</text:p>
      <text:p text:style-name="P25"><text:tab/><text:tab/>return dp[start][end];</text:p>
      <text:p text:style-name="P25"><text:tab/>}</text:p>
      <text:p text:style-name="P25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Monaco" svg:font-family="Monaco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SC" svg:font-family="'Noto Sans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ongti SC" style:font-size-asian="10.5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ongti SC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698cm" style:type="center"/>
          <style:tab-stop style:position="19.39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698cm" style:type="center"/>
          <style:tab-stop style:position="19.39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419cm" style:type="center"/>
          <style:tab-stop style:position="18.838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21.001cm" style:num-format="1" style:print-orientation="landscape" fo:margin-top="1cm" fo:margin-bottom="1cm" fo:margin-left="0.506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3T13:45:47.679909312</meta:creation-date>
    <dc:date>2022-02-15T18:18:10.749950499</dc:date>
    <meta:editing-duration>PT22H6M53S</meta:editing-duration>
    <meta:editing-cycles>11</meta:editing-cycles>
    <meta:generator>LibreOffice/7.0.3.1$MacOSX_X86_64 LibreOffice_project/d7547858d014d4cf69878db179d326fc3483e082</meta:generator>
    <meta:document-statistic meta:table-count="0" meta:image-count="0" meta:object-count="0" meta:page-count="9" meta:paragraph-count="265" meta:word-count="1043" meta:character-count="5995" meta:non-whitespace-character-count="4467"/>
  </office:meta>
</office:document-meta>
</file>